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9114" officeooo:paragraph-rsid="000a9114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a9114" officeooo:paragraph-rsid="000a9114" style:font-weight-asian="bold" style:font-weight-complex="bold"/>
    </style:style>
    <style:style style:name="P3" style:family="paragraph" style:parent-style-name="Standard">
      <style:text-properties officeooo:rsid="000bd6cd" officeooo:paragraph-rsid="000bd6cd"/>
    </style:style>
    <style:style style:name="P4" style:family="paragraph" style:parent-style-name="Standard">
      <style:text-properties officeooo:rsid="000c5f1b" officeooo:paragraph-rsid="000c5f1b"/>
    </style:style>
    <style:style style:name="P5" style:family="paragraph" style:parent-style-name="Standard">
      <style:text-properties officeooo:paragraph-rsid="000c5f1b"/>
    </style:style>
    <style:style style:name="T1" style:family="text">
      <style:text-properties officeooo:rsid="000c5f1b"/>
    </style:style>
    <style:style style:name="T2" style:family="text">
      <style:text-properties fo:font-weight="normal" officeooo:rsid="000c5f1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lementando um Firewall com Zentyal 2.2.1</text:p>
      <text:p text:style-name="P1"/>
      <text:p text:style-name="P3">Para o DNOCS</text:p>
      <text:p text:style-name="P3"/>
      <text:p text:style-name="P5"><text:span text:style-name="T1">Seguindo o e-book </text:span><text:span text:style-name="Strong_20_Emphasis">Administração de Servidores Linux </text:span><text:span text:style-name="Strong_20_Emphasis"><text:span text:style-name="T2">encontrável em</text:span></text:span><text:span text:style-name="Strong_20_Emphasis"><text:span text:style-name="T1">:</text:span></text:span></text:p>
      <text:p text:style-name="P5"><text:span text:style-name="Strong_20_Emphasis"/></text:p>
      <text:p text:style-name="P4">- <text:a xlink:type="simple" xlink:href="http://ribafs.org/portal/meus-livros/8-administracao-de-servidores-linux" text:style-name="Internet_20_link" text:visited-style-name="Visited_20_Internet_20_Link">http://ribafs.org/portal/meus-livros/8-administracao-de-servidores-linux</text:a></text:p>
      <text:p text:style-name="P4">- <text:a xlink:type="simple" xlink:href="http://www.bookess.com/read/12167-administracao-de-servidores-linux/" text:style-name="Internet_20_link" text:visited-style-name="Visited_20_Internet_20_Link">http://www.bookess.com/read/12167-administracao-de-servidores-linux/</text:a></text:p>
      <text:p text:style-name="P4">- <text:a xlink:type="simple" xlink:href="https://clubedeautores.com.br/book/127934--Administracao_de_Servidores_Linux" text:style-name="Internet_20_link" text:visited-style-name="Visited_20_Internet_20_Link">https://clubedeautores.com.br/book/127934--Administracao_de_Servidores_Linux</text:a></text:p>
      <text:p text:style-name="P4">- <text:a xlink:type="simple" xlink:href="https://play.google.com/store/books/details?id=J7hEBQAAQBAJ&amp;rdid=book-J7hEBQAAQBAJ&amp;rdot=1&amp;source=gbs_atb&amp;pcampaignid=books_booksearch_atb" text:style-name="Internet_20_link" text:visited-style-name="Visited_20_Internet_20_Link">https://play.google.com/store/books/details?id=J7hEBQAAQBAJ&amp;rdid=book-J7hEBQAAQBAJ&amp;rdot=1&amp;source=gbs_atb&amp;pcampaignid=books_booksearch_atb</text:a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07:35:56.273294472</meta:creation-date>
    <dc:date>2016-12-08T07:40:42.387132397</dc:date>
    <meta:editing-duration>PT4M46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27" meta:character-count="483" meta:non-whitespace-character-count="464"/>
  </office:meta>
</office:document-meta>
</file>